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2cm" svg:height="9.004cm" svg:x="11.148cm" svg:y="1.7cm">
            <draw:object draw:notify-on-update-of-ranges="Tabelle1.B5:Tabelle1.B18 Tabelle1.C5:Tabelle1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wicht Seil</text:p>
          </table:table-cell>
          <table:table-cell office:value-type="float" office:value="0.245" calcext:value-type="float">
            <text:p>0,24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Gewicht</text:p>
          </table:table-cell>
          <table:table-cell office:value-type="string" calcext:value-type="string">
            <text:p>Wert</text:p>
          </table:table-cell>
          <table:table-cell office:value-type="string" calcext:value-type="string">
            <text:p>Steigung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78970" calcext:value-type="float">
            <text:p>47897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65800" calcext:value-type="float">
            <text:p>865800</text:p>
          </table:table-cell>
          <table:table-cell table:formula="of:=([.B6]-[.B5])/([.C6]-[.C5])" office:value-type="float" office:value="0.0000129255745417884" calcext:value-type="float">
            <text:p>1,29255745417884E-0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22600" calcext:value-type="float">
            <text:p>1322600</text:p>
          </table:table-cell>
          <table:table-cell table:formula="of:=([.B7]-[.B6])/([.C7]-[.C6])" office:value-type="float" office:value="0.0000109457092819615" calcext:value-type="float">
            <text:p>1,09457092819615E-0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72400" calcext:value-type="float">
            <text:p>1672400</text:p>
          </table:table-cell>
          <table:table-cell table:formula="of:=([.B8]-[.B7])/([.C8]-[.C7])" office:value-type="float" office:value="0.0000142938822184105" calcext:value-type="float">
            <text:p>1,42938822184105E-0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29000" calcext:value-type="float">
            <text:p>2129000</text:p>
          </table:table-cell>
          <table:table-cell table:formula="of:=([.B9]-[.B8])/([.C9]-[.C8])" office:value-type="float" office:value="0.0000109505037231713" calcext:value-type="float">
            <text:p>1,09505037231713E-0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536400" calcext:value-type="float">
            <text:p>2536400</text:p>
          </table:table-cell>
          <table:table-cell table:formula="of:=([.B10]-[.B9])/([.C10]-[.C9])" office:value-type="float" office:value="0.0000122729504172803" calcext:value-type="float">
            <text:p>1,22729504172803E-0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949900" calcext:value-type="float">
            <text:p>2949900</text:p>
          </table:table-cell>
          <table:table-cell table:formula="of:=([.B11]-[.B10])/([.C11]-[.C10])" office:value-type="float" office:value="0.0000120918984280532" calcext:value-type="float">
            <text:p>1,20918984280532E-05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376000" calcext:value-type="float">
            <text:p>3376000</text:p>
          </table:table-cell>
          <table:table-cell table:formula="of:=([.B12]-[.B11])/([.C12]-[.C11])" office:value-type="float" office:value="0.0000117343346632246" calcext:value-type="float">
            <text:p>1,17343346632246E-0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817900" calcext:value-type="float">
            <text:p>3817900</text:p>
          </table:table-cell>
          <table:table-cell table:formula="of:=([.B13]-[.B12])/([.C13]-[.C12])" office:value-type="float" office:value="0.0000113147770988912" calcext:value-type="float">
            <text:p>1,13147770988912E-0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249200" calcext:value-type="float">
            <text:p>4249200</text:p>
          </table:table-cell>
          <table:table-cell table:formula="of:=([.B14]-[.B13])/([.C14]-[.C13])" office:value-type="float" office:value="0.0000115928587989798" calcext:value-type="float">
            <text:p>1,15928587989798E-05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587900" calcext:value-type="float">
            <text:p>4587900</text:p>
          </table:table-cell>
          <table:table-cell table:formula="of:=([.B15]-[.B14])/([.C15]-[.C14])" office:value-type="float" office:value="0.0000118098612341305" calcext:value-type="float">
            <text:p>1,18098612341305E-0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927600" calcext:value-type="float">
            <text:p>4927600</text:p>
          </table:table-cell>
          <table:table-cell table:formula="of:=([.B16]-[.B15])/([.C16]-[.C15])" office:value-type="float" office:value="0.0000117750956726523" calcext:value-type="float">
            <text:p>1,17750956726523E-0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5079300" calcext:value-type="float">
            <text:p>5079300</text:p>
          </table:table-cell>
          <table:table-cell table:formula="of:=([.B17]-[.B16])/([.C17]-[.C16])" office:value-type="float" office:value="0.00001318391562294" calcext:value-type="float">
            <text:p>1,318391562294E-0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6535000" calcext:value-type="float">
            <text:p>6535000</text:p>
          </table:table-cell>
          <table:table-cell table:formula="of:=([.B18]-[.B17])/([.C18]-[.C17])" office:value-type="float" office:value="0.0000103043209452497" calcext:value-type="float">
            <text:p>1,03043209452497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ttelwert</text:p>
          </table:table-cell>
          <table:table-cell table:formula="of:=AVERAGE([.D6:.D18])" office:value-type="float" office:value="0.0000119381294343641" calcext:value-type="float">
            <text:p>1,19381294343641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amt</text:p>
          </table:table-cell>
          <table:table-cell table:formula="of:=([.B18]-[.B5])/([.C18]-[.C5])" office:value-type="float" office:value="0.0000115587274171363" calcext:value-type="float">
            <text:p>1,15587274171363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23:13:50.897000000</meta:creation-date>
    <dc:date>2023-01-05T12:45:21.278000000</dc:date>
    <meta:editing-duration>PT1H44M27S</meta:editing-duration>
    <meta:editing-cycles>8</meta:editing-cycles>
    <meta:generator>LibreOffice/7.4.2.3$Windows_X86_64 LibreOffice_project/382eef1f22670f7f4118c8c2dd222ec7ad009daf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legend chart:legend-position="end" svg:x="13.326cm" svg:y="4.203cm" style:legend-expansion="high" chart:style-name="ch2"/>
        <chart:plot-area chart:style-name="ch3" table:cell-range-address="Tabelle1.B5:Tabelle1.C18" svg:x="0.952cm" svg:y="0.444cm" svg:width="12.686cm" svg:height="8.643cm">
          <chart:coordinate-region svg:x="2.499cm" svg:y="0.643cm" svg:width="10.952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C5:Tabelle1.C18" chart:class="chart:scatter">
            <chart:domain table:cell-range-address="Tabelle1.B5:Tabelle1.B18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Tabelle1.B5:Tabelle1.B18</svg:desc>
                </draw:g>
              </table:table-cell>
              <table:table-cell office:value-type="float" office:value="478970">
                <text:p>478970</text:p>
                <draw:g>
                  <svg:desc>Tabelle1.C5:Tabelle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65800">
                <text:p>865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322600">
                <text:p>1322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72400">
                <text:p>16724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129000">
                <text:p>212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536400">
                <text:p>2536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949900">
                <text:p>2949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3376000">
                <text:p>3376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3817900">
                <text:p>38179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249200">
                <text:p>4249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4587900">
                <text:p>4587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">
                <text:p>58</text:p>
              </table:table-cell>
              <table:table-cell office:value-type="float" office:value="4927600">
                <text:p>49276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5079300">
                <text:p>50793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">
                <text:p>75</text:p>
              </table:table-cell>
              <table:table-cell office:value-type="float" office:value="6535000">
                <text:p>653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